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oject: Bullet Hell</text:p>
      <text:p text:style-name="Normal">Game: Blinker2XYX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dy Fu</meta:initial-creator>
    <dc:creator>Mandy Fu</dc:creator>
    <meta:creation-date>2019-11-30T22:41:00Z</meta:creation-date>
    <dc:date>2019-11-30T22:44:00Z</dc:date>
    <meta:template xlink:href="Normal.dotm" xlink:type="simple"/>
    <meta:editing-cycles>2</meta:editing-cycles>
    <meta:editing-duration>PT180S</meta:editing-duration>
    <meta:document-statistic meta:page-count="1" meta:paragraph-count="1" meta:word-count="5" meta:character-count="39" meta:row-count="1" meta:non-whitespace-character-count="35"/>
  </office:meta>
</office:document-meta>
</file>